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Arial,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in" fo:margin-bottom="0.1965in" loext:contextual-spacing="false"/>
    </style:style>
    <style:style style:name="P3" style:family="paragraph" style:parent-style-name="Heading_20_4">
      <style:text-properties fo:color="#000000" style:text-underline-style="solid" style:text-underline-width="auto" style:text-underline-color="font-color" fo:font-weight="bold" officeooo:rsid="0017f22d" officeooo:paragraph-rsid="0017f22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Heading_20_4">
      <style:paragraph-properties fo:text-align="center" style:justify-single-word="false"/>
      <style:text-properties officeooo:rsid="0017f22d" officeooo:paragraph-rsid="0017f22d"/>
    </style:style>
    <style:style style:name="P6" style:family="paragraph" style:parent-style-name="Text_20_body">
      <style:text-properties fo:font-weight="bold" officeooo:rsid="001bf1b3" officeooo:paragraph-rsid="001bf1b3" style:font-weight-asian="bold" style:font-weight-complex="bold"/>
    </style:style>
    <style:style style:name="P7" style:family="paragraph" style:parent-style-name="Text_20_body">
      <style:text-properties officeooo:paragraph-rsid="001bf1b3"/>
    </style:style>
    <style:style style:name="P8" style:family="paragraph" style:parent-style-name="Text_20_body">
      <style:paragraph-properties fo:text-align="start" style:justify-single-word="false"/>
      <style:text-properties style:text-underline-style="solid" style:text-underline-width="auto" style:text-underline-color="font-color" fo:font-weight="bold" officeooo:rsid="001bf1b3" officeooo:paragraph-rsid="001bf1b3" style:font-weight-asian="bold" style:font-weight-complex="bold"/>
    </style:style>
    <style:style style:name="P9" style:family="paragraph" style:parent-style-name="Text_20_body">
      <style:text-properties officeooo:rsid="001cd37b" officeooo:paragraph-rsid="001cd37b"/>
    </style:style>
    <style:style style:name="P10" style:family="paragraph" style:parent-style-name="Text_20_body">
      <style:text-properties officeooo:rsid="002018a2" officeooo:paragraph-rsid="002018a2"/>
    </style:style>
    <style:style style:name="P11" style:family="paragraph" style:parent-style-name="Text_20_body">
      <style:text-properties officeooo:paragraph-rsid="00206df1"/>
    </style:style>
    <style:style style:name="P12" style:family="paragraph" style:parent-style-name="Text_20_body">
      <style:text-properties officeooo:paragraph-rsid="0021e17e"/>
    </style:style>
    <style:style style:name="P13" style:family="paragraph" style:parent-style-name="Text_20_body" style:list-style-name="L2">
      <style:text-properties officeooo:paragraph-rsid="0021e17e"/>
    </style:style>
    <style:style style:name="P14" style:family="paragraph" style:parent-style-name="Text_20_body" style:list-style-name="L3">
      <style:text-properties officeooo:paragraph-rsid="001bf1b3"/>
    </style:style>
    <style:style style:name="P15" style:family="paragraph" style:parent-style-name="Text_20_body">
      <style:paragraph-properties fo:text-align="start" style:justify-single-word="false" fo:break-before="page"/>
      <style:text-properties style:text-underline-style="solid" style:text-underline-width="auto" style:text-underline-color="font-color" fo:font-weight="bold" officeooo:rsid="001bf1b3" officeooo:paragraph-rsid="001bf1b3" style:font-weight-asian="bold" style:font-weight-complex="bold"/>
    </style:style>
    <style:style style:name="P16" style:family="paragraph" style:parent-style-name="Text_20_body">
      <loext:graphic-properties draw:fill="none"/>
      <style:paragraph-properties fo:margin-left="0in" fo:margin-right="0in" fo:margin-top="0in" fo:margin-bottom="0.0835in" loext:contextual-spacing="false" fo:text-indent="0in" style:auto-text-indent="false" fo:background-color="transparent"/>
      <style:text-properties officeooo:paragraph-rsid="0021e17e"/>
    </style:style>
    <style:style style:name="P17" style:family="paragraph" style:parent-style-name="Text_20_body" style:master-page-name="">
      <style:paragraph-properties style:page-number="auto"/>
      <style:text-properties officeooo:paragraph-rsid="0021e17e"/>
    </style:style>
    <style:style style:name="P18" style:family="paragraph" style:parent-style-name="Title">
      <style:paragraph-properties fo:text-align="center" style:justify-single-word="false"/>
    </style:style>
    <style:style style:name="P19" style:family="paragraph" style:parent-style-name="Subtitle">
      <style:paragraph-properties fo:text-align="center" style:justify-single-word="false"/>
      <style:text-properties officeooo:paragraph-rsid="001b40d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f1b3" style:font-weight-asian="bold" style:font-weight-complex="bold"/>
    </style:style>
    <style:style style:name="T4" style:family="text">
      <style:text-properties officeooo:rsid="00194a97"/>
    </style:style>
    <style:style style:name="T5" style:family="text">
      <style:text-properties officeooo:rsid="001ac0d2"/>
    </style:style>
    <style:style style:name="T6" style:family="text">
      <style:text-properties fo:font-style="normal" officeooo:rsid="001bf1b3" style:font-style-asian="normal" style:font-style-complex="normal"/>
    </style:style>
    <style:style style:name="T7" style:family="text">
      <style:text-properties fo:font-style="normal" fo:font-weight="bold" officeooo:rsid="001bf1b3" style:font-style-asian="normal" style:font-weight-asian="bold" style:font-style-complex="normal" style:font-weight-complex="bold"/>
    </style:style>
    <style:style style:name="T8" style:family="text">
      <style:text-properties fo:font-style="normal" fo:font-weight="normal" officeooo:rsid="001bf1b3" style:font-style-asian="normal" style:font-weight-asian="normal" style:font-style-complex="normal" style:font-weight-complex="normal"/>
    </style:style>
    <style:style style:name="T9" style:family="text">
      <style:text-properties officeooo:rsid="001b6d5f"/>
    </style:style>
    <style:style style:name="T10" style:family="text">
      <style:text-properties officeooo:rsid="001bf1b3"/>
    </style:style>
    <style:style style:name="T11" style:family="text">
      <style:text-properties officeooo:rsid="001cd37b"/>
    </style:style>
    <style:style style:name="T12" style:family="text">
      <style:text-properties officeooo:rsid="002018a2"/>
    </style:style>
    <style:style style:name="T13" style:family="text">
      <style:text-properties officeooo:rsid="00204b78"/>
    </style:style>
    <style:style style:name="T14" style:family="text">
      <style:text-properties fo:font-style="italic" officeooo:rsid="001bf1b3"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0417in" fo:text-indent="-0.25in" fo:margin-left="1.041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About Information</text:h>
      <text:p text:style-name="P18"><text:line-break/>Quantized Energy <text:span text:style-name="T4">Behavior in Waves</text:span></text:p>
      <text:p text:style-name="P19"><text:line-break/>A simulation to explore and demonstrate a</text:p>
      <text:p text:style-name="P19">mechanism for energy to quantify from waves.</text:p>
      <text:p text:style-name="P1"/>
      <text:p text:style-name="P4">Version-1.0-<text:span text:style-name="T9">6</text:span></text:p>
      <text:p text:style-name="P4">Date: 12/28/2021</text:p>
      <text:p text:style-name="P4"><text:line-break/>Copyright 2021 Ronald R. Adam</text:p>
      <text:p text:style-name="P4"/>
      <text:p text:style-name="P4"/>
      <text:h text:style-name="P5" text:outline-level="4"/>
      <text:p text:style-name="P15">Help Information</text:p>
      <text:p text:style-name="P8"/>
      <text:p text:style-name="P6">SETUP:</text:p>
      <text:p text:style-name="P11"><text:tab/> <text:span text:style-name="T2">Size: </text:span><text:s/>Width and h<text:span text:style-name="T11">ei</text:span>ght seperated by any non numeric</text:p>
      <text:p text:style-name="P11"><text:s text:c="23"/>character.</text:p>
      <text:p text:style-name="P17"/>
      <text:p text:style-name="P12"><text:s text:c="13"/><text:span text:style-name="T3">Mode:</text:span></text:p>
      <text:p text:style-name="P12"><text:span text:style-name="T8"><text:tab/><text:tab/>* <text:s/>Gradient</text:span><text:span text:style-name="T10"> – Colors represent the length of the</text:span></text:p>
      <text:p text:style-name="P12"><text:span text:style-name="T10"><text:s/><text:tab/><text:tab/> <text:s text:c="3"/>gradient of the field.</text:span></text:p>
      <text:p text:style-name="P12"><text:tab/><text:tab/>* <text:s/><text:span text:style-name="T10">Amplitude – Colors represent positive and negative</text:span></text:p>
      <text:p text:style-name="P12"><text:span text:style-name="T10"><text:s/><text:tab/><text:tab/> <text:s text:c="3"/>deflection from zero.</text:span></text:p>
      <text:p text:style-name="P12"><text:span text:style-name="T10"><text:tab/><text:tab/>* <text:s/>Momentum – Colors represent differnce of</text:span></text:p>
      <text:p text:style-name="P12"><text:span text:style-name="T10"><text:s/><text:tab/><text:tab/> <text:s text:c="3"/>amplitude from previous frame.</text:span></text:p>
      <text:p text:style-name="P12"><text:tab/><text:tab/>* <text:span text:style-name="T10">Acceleration – Colors represent the force acting on</text:span></text:p>
      <text:p text:style-name="P12"><text:span text:style-name="T10"><text:s/><text:tab/><text:tab/> <text:s text:c="2"/>the amplitude <text:s/>from the surrounding field.</text:span></text:p>
      <text:p text:style-name="P16"/>
      <text:p text:style-name="P12"><text:s text:c="12"/><text:span text:style-name="T3">Edge:</text:span></text:p>
      <text:list xml:id="list2530133861475680432" text:style-name="L2">
        <text:list-item>
          <text:p text:style-name="P13"><text:span text:style-name="T10">Reflect – Edges reflect values near them.</text:span></text:p>
        </text:list-item>
        <text:list-item>
          <text:p text:style-name="P13"><text:span text:style-name="T10">Wrap – Edges get values from opposite side.</text:span></text:p>
        </text:list-item>
        <text:list-item>
          <text:p text:style-name="P13"><text:span text:style-name="T10">Rounded – Locations further than a radius from <text:s/>the <text:s text:c="9"/>center of each side are set zero.</text:span></text:p>
        </text:list-item>
      </text:list>
      <text:p text:style-name="P7"/>
      <text:p text:style-name="P7">EQUATION <text:s/><text:span text:style-name="T11">VALUES</text:span>:</text:p>
      <text:p text:style-name="P7"><text:tab/>Sigma - Radius of Gaussian kernal</text:p>
      <text:p text:style-name="P7"><text:tab/>C1 - Constant 1 (Larger values reduce the effect of the other variables.)</text:p>
      <text:p text:style-name="P7"><text:tab/>E1 - Exponent applied to amplitude change velocity. </text:p>
      <text:p text:style-name="P7"><text:tab/>C2 - Tension pivot value.</text:p>
      <text:p text:style-name="P7"><text:span text:style-name="T10"><text:tab/></text:span>E2 - Exponent applied to adjusted amplitude term.</text:p>
      <text:p text:style-name="P7"><text:s text:c="12"/><text:span text:style-name="T11">Reset Button – Restore values to initial state.</text:span></text:p>
      <text:p text:style-name="P7"><text:s text:c="12"/><text:span text:style-name="T11">Random Button – Try random <text:s/>values.</text:span></text:p>
      <text:p text:style-name="P7"><text:s text:c="12"/></text:p>
      <text:p text:style-name="P9">SPEED: <text:s/><text:span text:style-name="T12">Adjust the speed of the simulation. <text:s/></text:span></text:p>
      <text:p text:style-name="P9"/>
      <text:p text:style-name="P9">SCALE: <text:s/><text:span text:style-name="T13">Sets the upper limit of the amplitude the color values are </text:span><text:soft-page-break/><text:span text:style-name="T13">based on.</text:span></text:p>
      <text:p text:style-name="P9"><text:s text:c="12"/><text:span text:style-name="T13">A dark screen results if the upper limit is significantly above the average values.</text:span></text:p>
      <text:p text:style-name="P9"><text:s text:c="12"/><text:span text:style-name="T13">A light screen results if the upper limit is near or below the average values.</text:span></text:p>
      <text:p text:style-name="P9"/>
      <text:p text:style-name="P10">COPY VALUES: <text:s/>Copy current values to the clip board as text,<text:line-break/><text:line-break/>COPY URL: <text:s/>Copy current values as a URL to the clip board for sharing.</text:p>
      <text:p text:style-name="P9"><text:s text:c="2"/></text:p>
      <text:p text:style-name="P9"/>
      <text:p text:style-name="P7">KEYBOARD COMMANDS:</text:p>
      <text:p text:style-name="P7"><text:tab/>Space – Pause/Play</text:p>
      <text:p text:style-name="P7"><text:tab/>R - Random Values</text:p>
      <text:p text:style-name="P7"><text:s text:c="12"/></text:p>
      <text:p text:style-name="Text_20_body"/>
      <text:h text:style-name="Heading_20_2" text:outline-level="2">QLET - A BEHAVIOUR IN WAVES THAT QUANTIZES ENERGY.</text:h>
      <text:p text:style-name="Text_20_body"/>
      <text:h text:style-name="Heading_20_4" text:outline-level="4"/>
      <text:h text:style-name="Heading_20_4" text:outline-level="4"/>
      <text:p text:style-name="Text_20_body">Welcome to my QLet 2D wave behavior explorer. I created this project as an attempt to see if I could find particle like behaviors in waves. The availability of fast computers with parallel graphic processors makes it possible to try many different formulations and see how they act. </text:p>
      <text:h text:style-name="Heading_20_4" text:outline-level="4">THE GOAL:</text:h>
      <text:p text:style-name="Text_20_body">To identify particle like wave behaviors in waves with feedback from the waves motion. </text:p>
      <text:p text:style-name="Text_20_body"/>
      <text:h text:style-name="Heading_20_3" text:outline-level="3">1. WHAT IS A QLET?</text:h>
      <text:p text:style-name="Text_20_body">A QLet is a name I'm using to describe the occurence of phase vortex's in 2D waves. Phase vortex's are currently being studied in optics and quantum physics. <text:span text:style-name="T5">These are also related to Skyrmions and anyons.</text:span></text:p>
      <text:p text:style-name="Text_20_body"><text:a xlink:type="simple" xlink:href="https://en.wikipedia.org/wiki/Quantum_vortex" text:style-name="Internet_20_link" text:visited-style-name="Visited_20_Internet_20_Link">Quantum Vortex</text:a><text:line-break/><text:a xlink:type="simple" xlink:href="https://en.wikipedia.org/wiki/Optical_vortex#:~:text=Columns%20show%20the%20helical%20structures%2C%20phase-front%20and%20intensity,light%20that%20has%20such%20a%20zero%20in%20it." text:style-name="Internet_20_link" text:visited-style-name="Visited_20_Internet_20_Link">Optical vortex</text:a> </text:p>
      <text:p text:style-name="Text_20_body"><text:soft-page-break/>The term QLet is use here to describe the <text:span text:style-name="T1">behavior</text:span> of waves where they form phase vortex's. So A QLet isn't an object as we normally think of them. It's a specific behavior, which has particle like relationships included with it, but isn't a full particle in itself. It may be possible to identify such behaviors in other processes. </text:p>
      <text:p text:style-name="Text_20_body">Some of these behaviors include attraction, repelling, quantifying wave energy. They also combine with other QLets to form more complex forms. They normally form in opposite spin pairs. </text:p>
      <text:p text:style-name="Text_20_body">There are some interesting behaviors regarding the phase of QLets. The phase is maintained between the nearest QLets, and as they move around they exchange phase partners in a way that resembles dancing. </text:p>
      <text:p text:style-name="Text_20_body">The advantage of QLets as simulated here is that they can be easily produced and studied. </text:p>
      <text:p text:style-name="Text_20_body"/>
      <text:h text:style-name="Heading_20_3" text:outline-level="3">2. THE WAVE SIMULATION:</text:h>
      <text:p text:style-name="Text_20_body">In this simulation a wave is changing values in a smooth and continuous field. Each point in the grid should be thought of as samples in the field at the location of the coordinates. The values between the coordinates will be a smooth curve connecting the grid points. </text:p>
      <text:p text:style-name="Text_20_body">The simulation always keeps the last four frames in memory. Only the last two are needed for calculating the wave motion. The other two help with visualizing and interpreting the results. </text:p>
      <text:p text:style-name="Text_20_body">The normal waves have the property: </text:p>
      <text:p text:style-name="Preformatted_20_Text">Where: <text:s/>U <text:s/>is the frame being calculated.</text:p>
      <text:p text:style-name="Preformatted_20_Text"><text:s text:c="8"/>U1 is the previous frame.</text:p>
      <text:p text:style-name="Preformatted_20_Text"><text:s text:c="8"/>U2 is the frame before that.</text:p>
      <text:p text:style-name="Preformatted_20_Text"/>
      <text:p text:style-name="Preformatted_20_Text">And: <text:s text:c="3"/>amplitude = U1</text:p>
      <text:p text:style-name="Preformatted_20_Text"><text:s text:c="8"/>momentum = U1 - U2</text:p>
      <text:p text:style-name="Preformatted_20_Text"><text:s text:c="8"/>acceleration = gaussian(U1) - U1</text:p>
      <text:p text:style-name="Preformatted_20_Text"/>
      <text:p text:style-name="Preformatted_20_Text">Then: <text:s text:c="2"/>U = amplitude + momentum + acceleration</text:p>
      <text:p text:style-name="P2"><text:s text:c="32"/></text:p>
      <text:p text:style-name="Text_20_body">By taking the diffence of the last two wavestates, it's possible to get the sum of all wave differentials at once. Use of a gaussian smoothing function gives a good approximation of dispersion of wave energy. The dispersion minus the last wave state represents the vertical acceleration force on the waves. This too works for all superimposed waves at once. This describes how each point in the wave field evolves in time with no feedback. </text:p>
      <text:p text:style-name="Text_20_body"/>
      <text:h text:style-name="Heading_20_3" text:outline-level="3">4. ADDING FEEDBACK FROM WAVE MOTION:</text:h>
      <text:p text:style-name="Text_20_body">In the process of developing this, many attempts to add feedback and <text:soft-page-break/>maintain the wave balance and integrity was tried. Most did not work and resulted in invalid results. </text:p>
      <text:p text:style-name="Text_20_body">The process involved varying the array by shifting the values that are available up or down equally, but in different sub-ranges within the amplitude range. </text:p>
      <text:p text:style-name="Text_20_body">Several methods have been tried, one that was interesting is to clip the arrays at some level below the maximum. This was discounted because it is believed it is not how natural waves work. Although it may be relevant in places that have conditions that limit the freedom the waves can have. </text:p>
      <text:p text:style-name="Text_20_body">Which leaves spring like modifications and exponential shaping. And if these waves exist in free space, they will also respond to values associated with relativity. </text:p>
      <text:p text:style-name="Text_20_body">With only the last few frames available, we have a relatively small set of values to draw from. So the method used to derive the feedback expression was to start altering the values involved and observe what worked and what did not. Over the course of a year, the two lines below emerged as a solution that resulted in the most complex and varied behaviors with well behaved results. It was found a bit later that using a Gaussian_filter instead of the Del operator enabled scaling the QLets behaviors nicely. And then the formula was improved in a number of steps. </text:p>
      <text:p text:style-name="Text_20_body">The feedback 'fb' includes acceleration and momentum with the amplitude. </text:p>
      <text:p text:style-name="Preformatted_20_Text">Where: <text:s text:c="4"/>U <text:s/>is the frame being calculated.</text:p>
      <text:p text:style-name="Preformatted_20_Text"><text:s text:c="11"/>U1 is the previous frame.</text:p>
      <text:p text:style-name="Preformatted_20_Text"><text:s text:c="11"/>U2 is the frame before that.</text:p>
      <text:p text:style-name="Preformatted_20_Text"/>
      <text:p text:style-name="Preformatted_20_Text">And: <text:s text:c="6"/>U1 <text:s text:c="24"/>;Amplitude Of last frame.</text:p>
      <text:p text:style-name="Preformatted_20_Text"><text:s text:c="11"/>m = U1 - U2 <text:s text:c="15"/>;Difference from previous frame.</text:p>
      <text:p text:style-name="Preformatted_20_Text"><text:s text:c="11"/>a = gaussian(U1) - U1 <text:s text:c="5"/>;Gaussian difference.</text:p>
      <text:p text:style-name="Preformatted_20_Text"/>
      <text:p text:style-name="Preformatted_20_Text">Next Wave: U = U1 + m + a <text:s text:c="12"/>;Amplitude without feedback.</text:p>
      <text:p text:style-name="Preformatted_20_Text"/>
      <text:p text:style-name="Preformatted_20_Text">Feedback: <text:s/>r = 2.0 + (a + m)^2</text:p>
      <text:p text:style-name="Preformatted_20_Text"><text:s text:c="11"/>fb = (r + .5) / (r + (U1 + a - m/r)^2</text:p>
      <text:p text:style-name="Preformatted_20_Text"/>
      <text:p text:style-name="Preformatted_20_Text">New Wave: <text:s/>U = U * fb <text:s text:c="16"/>;Amplitude with feedback.</text:p>
      <text:p text:style-name="P2"><text:s text:c="32"/></text:p>
      <text:p text:style-name="Text_20_body"/>
      <text:h text:style-name="Heading_20_3" text:outline-level="3">5. NOTES REGARDING THE FORMULA</text:h>
      <text:p text:style-name="Text_20_body">The first '2.0' value, (constant 1 or C1), is a scaler where larger values <text:soft-page-break/>reduce the effect of the other terms. It can be increased to the point where the whole expression has little effect. </text:p>
      <text:p text:style-name="Text_20_body">The '0.5' value, (constant 2 or C2), is a pivot for for the expression. As the amplitude increases below or above it, the force to return to center relative to the area around it increases. So this acts like a membrane as often pictured in relativity. </text:p>
      <text:p text:style-name="Text_20_body">The term (a + m)^2 is the velocity of change of the amplitude. As this velocity increases, it lessons the pull of the amplitude has back to balance condition. The effect is a wave takes longer to return. So an increase in vertical wave speed result in a slowing of the horizontal speed. This is the cause of increased curl in the waves as low amplitude waves travel streighter, but high amplitude waves relative to the wave length curl around each other. </text:p>
      <text:p text:style-name="Text_20_body">The whole expression increases the force from that of the ideal perfect wave motion. Because it varies from 1.0, proportional to the wave motion, it can simply be multiplied with the amplitude to get the total wave value for the next time step. </text:p>
      <text:p text:style-name="Text_20_body">You may notice time isn't represented in the equation, it's value is always 1.0 in the stepwise direction, and so it either cancels out or is dropped. So time becomes implicit in the waves relative to both the gaussian Sigma value and the characteristics of the feedback tension as the wave moves. </text:p>
      <text:p text:style-name="Text_20_body">This sigma value used in the Gaussian filter determines the size of the convolution kernel. So larger sigma values increase the force the surrounding space has on each point. But it also is normalized, so it decreases the force at the location it is calculated at. So wider and lower. This has the effect of scaling everything up or down. A larger sigma value makes the waves lower and wider. And smaller values result in small convolution kernels with steep sides, so everything gets smaller. </text:p>
      <text:p text:style-name="Text_20_body">There are some practical limits. Sigma values below 0.5, don't have enough information to work correctly. A way around this is to increase the grid size and keep the sigma at levels where it is more accurate. </text:p>
      <text:p text:style-name="Text_20_body">No skipped computation steps. The finite difference method has as nice property where at unit time steps, it results in perfect solutions. That statement should be taken to mean perfect in regards to the quality of the information used. </text:p>
      <text:p text:style-name="Text_20_body">It is this property which gives results that seem to exceed the resolution of the grid. But it only works if every step is calculated without attempting to skip ahead. The speed of the program is controlled by increasing the number of steps between each displayed image. Not by increasing a time factor between steps. </text:p>
      <text:p text:style-name="Text_20_body">Tests for neutral waves with no feedback results in perfect solutions at each grid point. And works at extreme levels of amplitude and <text:soft-page-break/>superposition. </text:p>
      <text:p text:style-name="Text_20_body">You can test this yourself by setting the value of the first constant to one million which will effectively reduces the effect all other terms have. Then run it ahead a few thousand frames. Then reverse it back. It will recover the starting image nearly perfectly. If the feedback is turned completely off, it recovers the image exactly. </text:p>
      <text:p text:style-name="Text_20_body"/>
      <text:h text:style-name="Heading_20_3" text:outline-level="3">5. PROGRAM NOTES:</text:h>
      <text:p text:style-name="Text_20_body">To analyze the results it was thought that particle like structures would have more extreme amplitude changes at the boundaries where they exist. Those characteristics can be easy visible if the waves are viewed with a gradient filter. This was confirmed to work very Well. </text:p>
      <text:p text:style-name="Text_20_body">The program is designed to allow changing the size of the arrays, the Sigma value used in the Gaussian filter, the two constants (2.0 and .5) and the two exponents. Many times it results in either an all white or black screen, and adjusting the amplitude color scale up or down will resolve that. </text:p>
      <text:p text:style-name="Text_20_body">A note about update and video frequencies. Modern video displays have limits. And it's not needed to refresh the display as fast as possible. So in between each video refresh, multiple array refreshes can take place. This creates a timing light like relationship on the display, where you can sync the speed to the waves and they appear to stop or reverse direction. But they in fact are moving extremely fast. That effect has a nice benefit because it lets you see things happening that otherwise would not be visible. </text:p>
      <text:p text:style-name="Text_20_body">Also keep in mind this may run extremely slow on older computers and devices. Keeping the Sigma values and array sizes small at first is a good idea. </text:p>
      <text:p text:style-name="Text_20_body">If you find bugs or know of a way to improve this, please contact me through the source you received it from. </text:p>
      <text:h text:style-name="Heading_20_4" text:outline-level="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Arial,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3.02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9S</meta:editing-duration>
    <meta:editing-cycles>7</meta:editing-cycles>
    <meta:generator>LibreOffice/5.1.0.3$Windows_x86 LibreOffice_project/5e3e00a007d9b3b6efb6797a8b8e57b51ab1f737</meta:generator>
    <dc:date>2021-12-28T20:07:07.072000000</dc:date>
    <meta:document-statistic meta:table-count="0" meta:image-count="0" meta:object-count="0" meta:page-count="7" meta:paragraph-count="103" meta:word-count="1850" meta:character-count="11072" meta:non-whitespace-character-count="8843"/>
    <meta:user-defined meta:name="Info 1"/>
    <meta:user-defined meta:name="Info 2"/>
    <meta:user-defined meta:name="Info 3"/>
    <meta:user-defined meta:name="Info 4"/>
  </office:meta>
</office:document-meta>
</file>